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Condensed" svg:font-family="'Ubuntu Condensed', sans-serif"/>
    <style:font-face style:name="FreeSans1" svg:font-family="FreeSans" style:font-family-generic="swiss"/>
    <style:font-face style:name="LM Roman 10" svg:font-family="'LM Roman 10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left" fo:background-color="#ffffff">
        <style:background-image/>
      </style:table-properties>
    </style:style>
    <style:style style:name="Table1.A" style:family="table-column">
      <style:table-column-properties style:column-width="3.944cm"/>
    </style:style>
    <style:style style:name="Table1.B" style:family="table-column">
      <style:table-column-properties style:column-width="4.837cm"/>
    </style:style>
    <style:style style:name="Table1.C" style:family="table-column">
      <style:table-column-properties style:column-width="9.793cm"/>
    </style:style>
    <style:style style:name="Table1.D" style:family="table-column">
      <style:table-column-properties style:column-width="9.31cm"/>
    </style:style>
    <style:style style:name="Table1.A1" style:family="table-cell">
      <style:table-cell-properties style:vertical-align="middle" fo:background-color="#3e79b8" fo:padding="0cm" fo:border="none">
        <style:background-image/>
      </style:table-cell-properties>
    </style:style>
    <style:style style:name="Table1.A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3" style:family="table-row">
      <style:table-row-properties fo:background-color="#f0eee6">
        <style:background-image/>
      </style:table-row-properties>
    </style:style>
    <style:style style:name="Table1.A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4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4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4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4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5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5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5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5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6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6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6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6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7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7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7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7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8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8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8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8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9" style:family="table-cell">
      <style:table-cell-properties style:vertical-align="middle" fo:background-color="#00cc00" fo:padding-left="0.212cm" fo:padding-right="0cm" fo:padding-top="0cm" fo:padding-bottom="0cm" fo:border-left="0.75pt solid #d0cec6" fo:border-right="none" fo:border-top="none" fo:border-bottom="none">
        <style:background-image/>
      </style:table-cell-properties>
    </style:style>
    <style:style style:name="Table1.A10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10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10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10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11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11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11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11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1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1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1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12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A1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B1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C1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Table1.D13" style:family="table-cell">
      <style:table-cell-properties style:vertical-align="middle" fo:padding-left="0.212cm" fo:padding-right="0cm" fo:padding-top="0cm" fo:padding-bottom="0cm" fo:border-left="0.75pt solid #d0cec6" fo:border-right="none" fo:border-top="none" fo:border-bottom="none"/>
    </style:style>
    <style:style style:name="P1" style:family="paragraph" style:parent-style-name="Standard">
      <style:text-properties style:font-name="CMU Serif" fo:font-size="10pt" fo:font-style="normal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CMU Serif" fo:font-size="10pt" fo:font-style="normal" style:font-size-asian="10pt" style:font-style-asian="normal" style:font-size-complex="10pt" style:font-style-complex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MU Serif" fo:font-size="10pt" fo:font-style="normal" style:font-size-asian="10pt" style:font-style-asian="normal" style:font-size-complex="10pt" style:font-style-complex="normal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MU Serif" fo:font-size="10pt" fo:font-style="normal" officeooo:rsid="000ff2c0" officeooo:paragraph-rsid="000ff2c0" style:font-size-asian="10pt" style:font-style-asian="normal" style:font-size-complex="10pt" style:font-style-complex="normal"/>
    </style:style>
    <style:style style:name="P6" style:family="paragraph" style:parent-style-name="Table_20_Contents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7" style:family="paragraph" style:parent-style-name="Table_20_Contents" style:list-style-name="L2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8" style:family="paragraph" style:parent-style-name="Table_20_Contents" style:list-style-name="L3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 style:list-style-name="L4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0" style:family="paragraph" style:parent-style-name="Table_20_Contents" style:list-style-name="L5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 style:list-style-name="L6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2" style:family="paragraph" style:parent-style-name="Table_20_Contents" style:list-style-name="L8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3" style:family="paragraph" style:parent-style-name="Table_20_Contents" style:list-style-name="L9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4" style:family="paragraph" style:parent-style-name="Table_20_Contents" style:list-style-name="L10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 style:list-style-name="L11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6" style:family="paragraph" style:parent-style-name="Table_20_Contents" style:list-style-name="L12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7" style:family="paragraph" style:parent-style-name="Table_20_Contents" style:list-style-name="L13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8" style:family="paragraph" style:parent-style-name="Table_20_Contents" style:list-style-name="L14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19" style:family="paragraph" style:parent-style-name="Table_20_Contents" style:list-style-name="L15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0" style:family="paragraph" style:parent-style-name="Table_20_Contents" style:list-style-name="L16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1" style:family="paragraph" style:parent-style-name="Table_20_Contents" style:list-style-name="L17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2" style:family="paragraph" style:parent-style-name="Table_20_Contents" style:list-style-name="L18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3" style:family="paragraph" style:parent-style-name="Table_20_Contents" style:list-style-name="L19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4" style:family="paragraph" style:parent-style-name="Table_20_Contents" style:list-style-name="L20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5" style:family="paragraph" style:parent-style-name="Table_20_Contents" style:list-style-name="L21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 style:list-style-name="L22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7" style:family="paragraph" style:parent-style-name="Table_20_Contents" style:list-style-name="L23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8" style:family="paragraph" style:parent-style-name="Table_20_Contents" style:list-style-name="L24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29" style:family="paragraph" style:parent-style-name="Table_20_Contents" style:list-style-name="L25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 style:list-style-name="L26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1" style:family="paragraph" style:parent-style-name="Table_20_Contents" style:list-style-name="L7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32" style:family="paragraph" style:parent-style-name="Table_20_Contents" style:list-style-name="L1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3" style:family="paragraph" style:parent-style-name="Table_20_Contents" style:list-style-name="L3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4" style:family="paragraph" style:parent-style-name="Table_20_Contents" style:list-style-name="L4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5" style:family="paragraph" style:parent-style-name="Table_20_Contents" style:list-style-name="L5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6" style:family="paragraph" style:parent-style-name="Table_20_Contents" style:list-style-name="L6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7" style:family="paragraph" style:parent-style-name="Table_20_Contents" style:list-style-name="L9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8" style:family="paragraph" style:parent-style-name="Table_20_Contents" style:list-style-name="L24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39" style:family="paragraph" style:parent-style-name="Table_20_Contents" style:list-style-name="L27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fo:color="#000000" style:font-name="CMU Serif" fo:font-size="10pt" fo:font-style="normal" style:font-size-asian="10pt" style:font-style-asian="normal" style:font-size-complex="10pt" style:font-style-complex="normal"/>
    </style:style>
    <style:style style:name="P40" style:family="paragraph" style:parent-style-name="Table_20_Contents" style:list-style-name="L7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</style:style>
    <style:style style:name="P41" style:family="paragraph" style:parent-style-name="Table_20_Contents" style:list-style-name="L7">
      <style:paragraph-properties fo:margin-left="0cm" fo:margin-right="0.079cm" fo:margin-top="0cm" fo:margin-bottom="0cm" style:contextual-spacing="false" fo:text-align="start" style:justify-single-word="false" fo:text-indent="0cm" style:auto-text-indent="false" fo:padding="0cm" fo:border="none"/>
      <style:text-properties style:font-name="CMU Serif" fo:font-size="10pt" fo:font-style="normal" style:font-size-asian="10pt" style:font-style-asian="normal" style:font-size-complex="10pt" style:font-style-complex="normal"/>
    </style:style>
    <style:style style:name="P42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font-name="CMU Serif" fo:font-size="10pt" fo:font-style="normal" fo:font-weight="normal" officeooo:rsid="000ff2c0" officeooo:paragraph-rsid="000ff2c0" style:font-size-asian="10pt" style:font-style-asian="normal" style:font-size-complex="10pt" style:font-style-complex="normal"/>
    </style:style>
    <style:style style:name="P43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style:font-name="CMU Serif" fo:font-size="10pt" fo:font-style="normal" fo:font-weight="normal" style:font-size-asian="10pt" style:font-style-asian="normal" style:font-size-complex="10pt" style:font-style-complex="normal"/>
    </style:style>
    <style:style style:name="P44" style:family="paragraph" style:parent-style-name="Table_20_Heading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45" style:family="paragraph" style:parent-style-name="Table_20_Heading">
      <style:paragraph-properties fo:margin-left="0cm" fo:margin-right="0cm" fo:margin-top="0cm" fo:margin-bottom="0.318cm" style:contextual-spacing="false" fo:text-align="center" style:justify-single-word="false" fo:text-indent="0cm" style:auto-text-indent="false" fo:padding="0cm" fo:border="none"/>
    </style:style>
    <style:style style:name="T1" style:family="text">
      <style:text-properties fo:color="#ffffff" style:font-name="Ubuntu Condensed" fo:font-weight="bold"/>
    </style:style>
    <style:style style:name="T2" style:family="text">
      <style:text-properties fo:color="#ffffff" style:font-name="Ubuntu Condensed" fo:font-weight="normal" style:font-name-asian="Ubuntu Condensed" style:font-weight-asian="normal" style:font-name-complex="Ubuntu Condensed" style:font-weight-complex="normal"/>
    </style:style>
    <style:style style:name="T3" style:family="text">
      <style:text-properties fo:color="#ffffff" fo:font-weight="bold"/>
    </style:style>
    <style:style style:name="T4" style:family="text">
      <style:text-properties fo:color="#ffffff" style:font-name="LM Roman 10" fo:font-weight="bold"/>
    </style:style>
    <style:style style:name="T5" style:family="text">
      <style:text-properties fo:color="#ffffff" style:font-name="CMU Serif" fo:font-weight="bold"/>
    </style:style>
    <style:style style:name="T6" style:family="text">
      <style:text-properties fo:color="#ffffff" style:font-name="CMU Serif" fo:font-style="italic" fo:font-weight="bold" style:font-style-asian="italic" style:font-style-complex="italic"/>
    </style:style>
    <style:style style:name="T7" style:family="text">
      <style:text-properties fo:color="#ffffff" style:font-name="CMU Serif" fo:font-style="normal" fo:font-weight="bold" style:font-style-asian="normal" style:font-style-complex="normal"/>
    </style:style>
    <style:style style:name="T8" style:family="text">
      <style:text-properties fo:color="#ffffff" style:font-name="CMU Serif" fo:font-size="10pt" fo:font-style="normal" fo:font-weight="bold" style:font-size-asian="10pt" style:font-style-asian="normal" style:font-size-complex="10pt" style:font-style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LM Roman 10"/>
    </style:style>
    <style:style style:name="T11" style:family="text">
      <style:text-properties fo:color="#000000" style:font-name="CMU Serif"/>
    </style:style>
    <style:style style:name="T12" style:family="text">
      <style:text-properties fo:color="#000000" style:font-name="CMU Serif" fo:font-style="italic" style:font-style-asian="italic" style:font-style-complex="italic"/>
    </style:style>
    <style:style style:name="T13" style:family="text">
      <style:text-properties fo:color="#000000" style:font-name="CMU Serif" fo:font-style="normal" style:font-style-asian="normal" style:font-style-complex="normal"/>
    </style:style>
    <style:style style:name="T14" style:family="text">
      <style:text-properties fo:color="#000000" style:font-name="CMU Serif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2">Tipo</text:p>
            </table:table-cell>
            <table:table-cell table:style-name="Table1.A1" office:value-type="string">
              <text:p text:style-name="P43">pronombre</text:p>
            </table:table-cell>
            <table:table-cell table:style-name="Table1.A1" office:value-type="string">
              <text:p text:style-name="P45"><text:span text:style-name="Strong_20_Emphasis"><text:span text:style-name="T8">uso<text:line-break/>(pregunta sobre …)</text:span></text:span></text:p>
            </table:table-cell>
            <table:table-cell table:style-name="Table1.A1" office:value-type="string">
              <text:p text:style-name="P44"><text:span text:style-name="Strong_20_Emphasis"><text:span text:style-name="T8">ejemplo</text:span></text:span></text:p>
            </table:table-cell>
          </table:table-row>
        </table:table-header-rows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><text:span text:style-name="Emphasis"><text:span text:style-name="T14">quién/quiénes</text:span></text:span></text:p>
          </table:table-cell>
          <table:table-cell table:style-name="Table1.C2" office:value-type="string">
            <text:list xml:id="list2006623962159622892" text:style-name="L1">
              <text:list-item>
                <text:p text:style-name="P32">sujeto,</text:p>
              </text:list-item>
              <text:list-item>
                <text:p text:style-name="P6">pronombres personales complemento, objeto directo (persona)</text:p>
              </text:list-item>
            </text:list>
          </table:table-cell>
          <table:table-cell table:style-name="Table1.D2" office:value-type="string">
            <text:list xml:id="list1916211652637330390" text:style-name="L2">
              <text:list-item>
                <text:p text:style-name="P7">¿Quién te ha dado el libro? – El profesor.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3"><text:span text:style-name="Emphasis"><text:span text:style-name="T14">a quién/a quiénes</text:span></text:span></text:p>
          </table:table-cell>
          <table:table-cell table:style-name="Table1.C3" office:value-type="string">
            <text:list xml:id="list1887161211522325315" text:style-name="L3">
              <text:list-item>
                <text:p text:style-name="P33">pronombres personales complemento, objeto directo (persona)</text:p>
              </text:list-item>
              <text:list-item>
                <text:p text:style-name="P8">objeto indirecto (persona)</text:p>
              </text:list-item>
            </text:list>
          </table:table-cell>
          <table:table-cell table:style-name="Table1.D3" office:value-type="string">
            <text:list xml:id="list435935561064160141" text:style-name="L4">
              <text:list-item>
                <text:p text:style-name="P34">¿A quién has visto? – A nuestro entrenador.</text:p>
              </text:list-item>
              <text:list-item>
                <text:p text:style-name="P9">¿A quién le has dado el libro? – A mi novia.</text:p>
              </text:list-item>
            </text:list>
          </table:table-cell>
        </table:table-row>
        <table:table-row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"><text:span text:style-name="Emphasis"><text:span text:style-name="T14">qué</text:span></text:span></text:p>
          </table:table-cell>
          <table:table-cell table:style-name="Table1.C4" office:value-type="string">
            <text:list xml:id="list132952690532015" text:style-name="L5">
              <text:list-item>
                <text:p text:style-name="P35">sujeto u objeto, si no es una persona</text:p>
              </text:list-item>
              <text:list-item>
                <text:p text:style-name="P10">acción</text:p>
              </text:list-item>
            </text:list>
          </table:table-cell>
          <table:table-cell table:style-name="Table1.D4" office:value-type="string">
            <text:list xml:id="list2388598394815581008" text:style-name="L6">
              <text:list-item>
                <text:p text:style-name="P36">¿Qué es eso? – Un móvil.</text:p>
              </text:list-item>
              <text:list-item>
                <text:p text:style-name="P36">¿Qué habéis visto? – Un arcoiris.</text:p>
              </text:list-item>
              <text:list-item>
                <text:p text:style-name="P11">¿Qué libro has comprado? – Don Quijote.</text:p>
              </text:list-item>
            </text:list>
          </table:table-cell>
        </table:table-row>
        <table:table-row table:style-name="Table1.3">
          <table:table-cell table:style-name="Table1.A5" office:value-type="string">
            <text:list xml:id="list2260339249756619146" text:style-name="L7">
              <text:list-header>
                <text:p text:style-name="P41"/>
              </text:list-header>
            </text:list>
          </table:table-cell>
          <table:table-cell table:style-name="Table1.B5" office:value-type="string">
            <text:list xml:id="list164310676291486" text:continue-numbering="true" text:style-name="L7">
              <text:list-item>
                <text:p text:style-name="P40"><text:span text:style-name="Emphasis"><text:span text:style-name="T14">en qué</text:span></text:span></text:p>
              </text:list-item>
              <text:list-item>
                <text:p text:style-name="P40"><text:span text:style-name="Emphasis"><text:span text:style-name="T14">de qué</text:span></text:span></text:p>
              </text:list-item>
              <text:list-item>
                <text:p text:style-name="P40"><text:span text:style-name="Emphasis"><text:span text:style-name="T14">con qué</text:span></text:span></text:p>
              </text:list-item>
              <text:list-item>
                <text:p text:style-name="P31"><text:span text:style-name="Emphasis"><text:span text:style-name="T14">sobre qué</text:span></text:span></text:p>
              </text:list-item>
            </text:list>
          </table:table-cell>
          <table:table-cell table:style-name="Table1.C5" office:value-type="string">
            <text:list xml:id="list8648590490120811268" text:style-name="L8">
              <text:list-item>
                <text:p text:style-name="P12">tras una preposición en las preguntas sobre un objeto inanimado</text:p>
              </text:list-item>
            </text:list>
          </table:table-cell>
          <table:table-cell table:style-name="Table1.D5" office:value-type="string">
            <text:list xml:id="list1426789612511763562" text:style-name="L9">
              <text:list-item>
                <text:p text:style-name="P37">¿En qué piensas?</text:p>
              </text:list-item>
              <text:list-item>
                <text:p text:style-name="P37">¿De qué hablas?</text:p>
              </text:list-item>
              <text:list-item>
                <text:p text:style-name="P37">¿Con qué clavas los clavos?</text:p>
              </text:list-item>
              <text:list-item>
                <text:p text:style-name="P13">¿Sobre qué va a escribir usted su tesis?</text:p>
              </text:list-item>
            </text:list>
          </table:table-cell>
        </table:table-row>
        <table:table-row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3"><text:span text:style-name="Emphasis"><text:span text:style-name="T14">dónde</text:span></text:span></text:p>
          </table:table-cell>
          <table:table-cell table:style-name="Table1.C6" office:value-type="string">
            <text:list xml:id="list7607372983245790028" text:style-name="L10">
              <text:list-item>
                <text:p text:style-name="P14">lugar – posición</text:p>
              </text:list-item>
            </text:list>
          </table:table-cell>
          <table:table-cell table:style-name="Table1.D6" office:value-type="string">
            <text:list xml:id="list277039339220333714" text:style-name="L11">
              <text:list-item>
                <text:p text:style-name="P15">¿Dónde está la estación? – A la vuelta de la esquina.</text:p>
              </text:list-item>
            </text:list>
          </table:table-cell>
        </table:table-row>
        <table:table-row table:style-name="Table1.3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3"><text:span text:style-name="Emphasis"><text:span text:style-name="T14">a dónde</text:span></text:span></text:p>
          </table:table-cell>
          <table:table-cell table:style-name="Table1.C7" office:value-type="string">
            <text:list xml:id="list1799911080284205453" text:style-name="L12">
              <text:list-item>
                <text:p text:style-name="P16">lugar – dirección, intención</text:p>
              </text:list-item>
            </text:list>
          </table:table-cell>
          <table:table-cell table:style-name="Table1.D7" office:value-type="string">
            <text:list xml:id="list627397722393682855" text:style-name="L13">
              <text:list-item>
                <text:p text:style-name="P17">¿A dónde vais? – Vamos a la estación.</text:p>
              </text:list-item>
            </text:list>
          </table:table-cell>
        </table:table-row>
        <table:table-row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3"><text:span text:style-name="Emphasis"><text:span text:style-name="T14">de dónde</text:span></text:span></text:p>
          </table:table-cell>
          <table:table-cell table:style-name="Table1.C8" office:value-type="string">
            <text:list xml:id="list5573300972354179698" text:style-name="L14">
              <text:list-item>
                <text:p text:style-name="P18">lugar – origen, fuente</text:p>
              </text:list-item>
            </text:list>
          </table:table-cell>
          <table:table-cell table:style-name="Table1.D8" office:value-type="string">
            <text:list xml:id="list3885847577205573539" text:style-name="L15">
              <text:list-item>
                <text:p text:style-name="P19">¿De dónde vienes? – Vengo de España.</text:p>
              </text:list-item>
            </text:list>
          </table:table-cell>
        </table:table-row>
        <table:table-row table:style-name="Table1.3"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3"><text:span text:style-name="Emphasis"><text:span text:style-name="T14">cuándo</text:span></text:span></text:p>
          </table:table-cell>
          <table:table-cell table:style-name="Table1.A9" office:value-type="string">
            <text:list xml:id="list666217005577563628" text:style-name="L16">
              <text:list-item>
                <text:p text:style-name="P20">un momento en el tiempo</text:p>
              </text:list-item>
            </text:list>
          </table:table-cell>
          <table:table-cell table:style-name="Table1.A9" office:value-type="string">
            <text:list xml:id="list7166395305019660673" text:style-name="L17">
              <text:list-item>
                <text:p text:style-name="P21">¿Cuándo has desayunado? – A las 7.</text:p>
              </text:list-item>
            </text:list>
          </table:table-cell>
        </table:table-row>
        <table:table-row>
          <table:table-cell table:style-name="Table1.A10" office:value-type="string">
            <text:p text:style-name="P4"/>
          </table:table-cell>
          <table:table-cell table:style-name="Table1.B10" office:value-type="string">
            <text:p text:style-name="P3"><text:span text:style-name="Emphasis"><text:span text:style-name="T14">cómo</text:span></text:span></text:p>
          </table:table-cell>
          <table:table-cell table:style-name="Table1.C10" office:value-type="string">
            <text:list xml:id="list7604480661343373325" text:style-name="L18">
              <text:list-item>
                <text:p text:style-name="P22">modo</text:p>
              </text:list-item>
            </text:list>
          </table:table-cell>
          <table:table-cell table:style-name="Table1.D10" office:value-type="string">
            <text:list xml:id="list473340313691653114" text:style-name="L19">
              <text:list-item>
                <text:p text:style-name="P23">¿Cómo estás? – Bien.</text:p>
              </text:list-item>
            </text:list>
          </table:table-cell>
        </table:table-row>
        <table:table-row table:style-name="Table1.3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3"><text:span text:style-name="Emphasis"><text:span text:style-name="T14">por qué</text:span></text:span></text:p>
          </table:table-cell>
          <table:table-cell table:style-name="Table1.C11" office:value-type="string">
            <text:list xml:id="list524159947192732592" text:style-name="L20">
              <text:list-item>
                <text:p text:style-name="P24">causa/razón de una acción</text:p>
              </text:list-item>
            </text:list>
          </table:table-cell>
          <table:table-cell table:style-name="Table1.D11" office:value-type="string">
            <text:list xml:id="list6505573127323855973" text:style-name="L21">
              <text:list-item>
                <text:p text:style-name="P25">¿Por qué llegas tan tarde? – Porque el tren vino con retraso.</text:p>
              </text:list-item>
            </text:list>
          </table:table-cell>
        </table:table-row>
        <table:table-row>
          <table:table-cell table:style-name="Table1.A12" office:value-type="string">
            <text:p text:style-name="P4"/>
          </table:table-cell>
          <table:table-cell table:style-name="Table1.B12" office:value-type="string">
            <text:p text:style-name="P3"><text:span text:style-name="Emphasis"><text:span text:style-name="T14">para qué</text:span></text:span></text:p>
          </table:table-cell>
          <table:table-cell table:style-name="Table1.C12" office:value-type="string">
            <text:list xml:id="list9115561855659788618" text:style-name="L22">
              <text:list-item>
                <text:p text:style-name="P26">propósito/intención de una acción</text:p>
              </text:list-item>
            </text:list>
          </table:table-cell>
          <table:table-cell table:style-name="Table1.D12" office:value-type="string">
            <text:list xml:id="list3271999076012025220" text:style-name="L23">
              <text:list-item>
                <text:p text:style-name="P27">¿Para qué aprendes kárate? – Para defenderme.</text:p>
              </text:list-item>
            </text:list>
          </table:table-cell>
        </table:table-row>
        <text:soft-page-break/>
        <table:table-row table:style-name="Table1.3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3"><text:span text:style-name="Emphasis"><text:span text:style-name="T14">cuál/cuáles</text:span></text:span></text:p>
          </table:table-cell>
          <table:table-cell table:style-name="Table1.C13" office:value-type="string">
            <text:list xml:id="list4192265200211687644" text:style-name="L24">
              <text:list-item>
                <text:p text:style-name="P38">elección</text:p>
              </text:list-item>
              <text:list-item>
                <text:p text:style-name="P28">ver pronombres interrogativos</text:p>
              </text:list-item>
            </text:list>
          </table:table-cell>
          <table:table-cell table:style-name="Table1.D13" office:value-type="string">
            <text:list xml:id="list505686772653382586" text:style-name="L25">
              <text:list-item>
                <text:p text:style-name="P29">¿Cuál te gusta más de los dos? – El rojo.</text:p>
              </text:list-item>
            </text:list>
          </table:table-cell>
        </table:table-row>
        <table:table-row>
          <table:table-cell table:style-name="Table1.A9" office:value-type="string">
            <text:p text:style-name="P5">Number(c:literal) o Resource(uri:uri) </text:p>
          </table:table-cell>
          <table:table-cell table:style-name="Table1.A9" office:value-type="string">
            <text:p text:style-name="P3"><text:span text:style-name="Emphasis"><text:span text:style-name="T14">cuánto/cuánta/ cuántos/cuantas</text:span></text:span></text:p>
          </table:table-cell>
          <table:table-cell table:style-name="Table1.A9" office:value-type="string">
            <text:list xml:id="list5921580645358576522" text:style-name="L26">
              <text:list-item>
                <text:p text:style-name="P30">cantidades, número de</text:p>
              </text:list-item>
            </text:list>
          </table:table-cell>
          <table:table-cell table:style-name="Table1.A9" office:value-type="string">
            <text:list xml:id="list642124206574700605" text:style-name="L27">
              <text:list-item>
                <text:p text:style-name="P39">¿Cuántas velas tienes en tu pastel?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Condensed" svg:font-family="'Ubuntu Condensed', sans-serif"/>
    <style:font-face style:name="FreeSans1" svg:font-family="FreeSans" style:font-family-generic="swiss"/>
    <style:font-face style:name="LM Roman 10" svg:font-family="'LM Roman 10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nn </meta:initial-creator>
    <meta:creation-date>2017-07-22T13:56:07.103316075</meta:creation-date>
    <dc:date>2017-07-22T16:43:09.951354786</dc:date>
    <dc:creator>Robertnn </dc:creator>
    <meta:editing-duration>PT2H41M17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58" meta:word-count="266" meta:character-count="1419" meta:non-whitespace-character-count="1233"/>
  </office:meta>
</office:document-meta>
</file>